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ef87"/>
    </style:style>
    <style:style style:name="P2" style:family="paragraph" style:parent-style-name="Standard">
      <style:text-properties officeooo:rsid="0017611b" officeooo:paragraph-rsid="0017611b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7611b" officeooo:paragraph-rsid="0017611b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b1b18" officeooo:paragraph-rsid="001b1b1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611b" officeooo:paragraph-rsid="0017611b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90acb" officeooo:paragraph-rsid="00190acb"/>
    </style:style>
    <style:style style:name="P7" style:family="paragraph" style:parent-style-name="Standard">
      <style:text-properties officeooo:rsid="001a79cd" officeooo:paragraph-rsid="001a79cd"/>
    </style:style>
    <style:style style:name="P8" style:family="paragraph" style:parent-style-name="Standard">
      <style:text-properties officeooo:rsid="001b1b18" officeooo:paragraph-rsid="001b1b18"/>
    </style:style>
    <style:style style:name="P9" style:family="paragraph" style:parent-style-name="Standard">
      <style:text-properties officeooo:rsid="001a4ab8" officeooo:paragraph-rsid="00190acb"/>
    </style:style>
    <style:style style:name="P10" style:family="paragraph" style:parent-style-name="Standard">
      <style:text-properties officeooo:rsid="001cb6fc" officeooo:paragraph-rsid="001cb6fc"/>
    </style:style>
    <style:style style:name="P11" style:family="paragraph" style:parent-style-name="Standard">
      <style:text-properties officeooo:rsid="00219251" officeooo:paragraph-rsid="00219251"/>
    </style:style>
    <style:style style:name="P12" style:family="paragraph" style:parent-style-name="Standard">
      <style:text-properties officeooo:rsid="00219251" officeooo:paragraph-rsid="002258f7"/>
    </style:style>
    <style:style style:name="P13" style:family="paragraph" style:parent-style-name="Standard">
      <style:text-properties officeooo:rsid="002258f7" officeooo:paragraph-rsid="002258f7"/>
    </style:style>
    <style:style style:name="P14" style:family="paragraph" style:parent-style-name="Standard">
      <style:text-properties officeooo:rsid="0024cfe2" officeooo:paragraph-rsid="00258101"/>
    </style:style>
    <style:style style:name="P15" style:family="paragraph" style:parent-style-name="Standard">
      <style:text-properties officeooo:rsid="002258f7" officeooo:paragraph-rsid="002258f7"/>
    </style:style>
    <style:style style:name="P16" style:family="paragraph" style:parent-style-name="Standard">
      <style:text-properties officeooo:rsid="002258f7" officeooo:paragraph-rsid="0027ade6"/>
    </style:style>
    <style:style style:name="P17" style:family="paragraph" style:parent-style-name="Standard">
      <style:text-properties officeooo:rsid="0015ef87"/>
    </style:style>
    <style:style style:name="P18" style:family="paragraph" style:parent-style-name="Standard">
      <style:text-properties officeooo:rsid="0017644d" officeooo:paragraph-rsid="0026ef72"/>
    </style:style>
    <style:style style:name="P19" style:family="paragraph" style:parent-style-name="Standard">
      <style:text-properties fo:font-weight="bold" officeooo:rsid="001a79cd" officeooo:paragraph-rsid="001a79cd" style:font-weight-asian="bold" style:font-weight-complex="bold"/>
    </style:style>
    <style:style style:name="P20" style:family="paragraph" style:parent-style-name="Standard">
      <style:text-properties fo:font-weight="bold" officeooo:rsid="001b1b18" officeooo:paragraph-rsid="001b1b18" style:font-weight-asian="bold" style:font-weight-complex="bold"/>
    </style:style>
    <style:style style:name="P21" style:family="paragraph" style:parent-style-name="Standard">
      <style:text-properties fo:font-weight="bold" officeooo:rsid="0029303f" style:font-weight-asian="bold" style:font-weight-complex="bold"/>
    </style:style>
    <style:style style:name="P22" style:family="paragraph" style:parent-style-name="Standard">
      <style:text-properties officeooo:rsid="0024cfe2" officeooo:paragraph-rsid="0027ade6"/>
    </style:style>
    <style:style style:name="P23" style:family="paragraph" style:parent-style-name="Standard">
      <style:text-properties officeooo:rsid="00242671" officeooo:paragraph-rsid="0027ade6"/>
    </style:style>
    <style:style style:name="P24" style:family="paragraph" style:parent-style-name="Standard">
      <style:text-properties officeooo:rsid="0027ade6" officeooo:paragraph-rsid="0027ade6"/>
    </style:style>
    <style:style style:name="P25" style:family="paragraph" style:parent-style-name="Standard">
      <style:text-properties officeooo:rsid="001a79cd" officeooo:paragraph-rsid="001a79cd"/>
    </style:style>
    <style:style style:name="P26" style:family="paragraph" style:parent-style-name="Standard">
      <style:text-properties officeooo:rsid="00219251" officeooo:paragraph-rsid="002258f7"/>
    </style:style>
    <style:style style:name="P27" style:family="paragraph" style:parent-style-name="Standard">
      <style:text-properties officeooo:rsid="00219251" officeooo:paragraph-rsid="0027ade6"/>
    </style:style>
    <style:style style:name="P28" style:family="paragraph" style:parent-style-name="Standard">
      <style:text-properties officeooo:rsid="00219251" officeooo:paragraph-rsid="00219251"/>
    </style:style>
    <style:style style:name="P29" style:family="paragraph" style:parent-style-name="Standard">
      <style:text-properties style:use-window-font-color="true" loext:opacity="0%" officeooo:rsid="0027ade6" officeooo:paragraph-rsid="0027ade6"/>
    </style:style>
    <style:style style:name="P30" style:family="paragraph" style:parent-style-name="Standard">
      <style:text-properties officeooo:rsid="001b1b18" officeooo:paragraph-rsid="001b1b18"/>
    </style:style>
    <style:style style:name="P31" style:family="paragraph" style:parent-style-name="Standard">
      <style:text-properties officeooo:rsid="001b1b18" officeooo:paragraph-rsid="002971f7"/>
    </style:style>
    <style:style style:name="P32" style:family="paragraph" style:parent-style-name="Standard">
      <style:text-properties officeooo:rsid="0029303f"/>
    </style:style>
    <style:style style:name="P33" style:family="paragraph" style:parent-style-name="Standard">
      <style:text-properties officeooo:rsid="002971f7" officeooo:paragraph-rsid="001b1b18"/>
    </style:style>
    <style:style style:name="P34" style:family="paragraph" style:parent-style-name="Standard">
      <style:text-properties officeooo:rsid="002971f7" officeooo:paragraph-rsid="002971f7"/>
    </style:style>
    <style:style style:name="P35" style:family="paragraph" style:parent-style-name="Standard">
      <style:text-properties officeooo:rsid="002a5961" officeooo:paragraph-rsid="002971f7"/>
    </style:style>
    <style:style style:name="P36" style:family="paragraph" style:parent-style-name="Standard">
      <style:text-properties officeooo:rsid="002a5961" officeooo:paragraph-rsid="002a5961"/>
    </style:style>
    <style:style style:name="P37" style:family="paragraph" style:parent-style-name="Standard">
      <style:text-properties officeooo:rsid="002c4144" officeooo:paragraph-rsid="002c4144"/>
    </style:style>
    <style:style style:name="P38" style:family="paragraph" style:parent-style-name="Standard">
      <style:text-properties officeooo:rsid="001f1867" officeooo:paragraph-rsid="001f1867"/>
    </style:style>
    <style:style style:name="T1" style:family="text">
      <style:text-properties officeooo:rsid="00190acb"/>
    </style:style>
    <style:style style:name="T2" style:family="text">
      <style:text-properties officeooo:rsid="001c873c"/>
    </style:style>
    <style:style style:name="T3" style:family="text">
      <style:text-properties officeooo:rsid="00203a35"/>
    </style:style>
    <style:style style:name="T4" style:family="text">
      <style:text-properties officeooo:rsid="00219251"/>
    </style:style>
    <style:style style:name="T5" style:family="text">
      <style:text-properties fo:color="#0062c4" loext:opacity="100%"/>
    </style:style>
    <style:style style:name="T6" style:family="text">
      <style:text-properties fo:color="#0062c4" loext:opacity="100%" officeooo:rsid="00258101"/>
    </style:style>
    <style:style style:name="T7" style:family="text">
      <style:text-properties fo:color="#0062c4" loext:opacity="100%" officeooo:rsid="002a5961"/>
    </style:style>
    <style:style style:name="T8" style:family="text">
      <style:text-properties fo:color="#0062c4" loext:opacity="100%" officeooo:rsid="002a5b3f"/>
    </style:style>
    <style:style style:name="T9" style:family="text">
      <style:text-properties officeooo:rsid="00242671"/>
    </style:style>
    <style:style style:name="T10" style:family="text">
      <style:text-properties officeooo:rsid="00258101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officeooo:rsid="00258101"/>
    </style:style>
    <style:style style:name="T13" style:family="text">
      <style:text-properties style:use-window-font-color="true" loext:opacity="0%" officeooo:rsid="002a5b3f"/>
    </style:style>
    <style:style style:name="T14" style:family="text">
      <style:text-properties style:use-window-font-color="true" loext:opacity="0%" officeooo:rsid="002a5961"/>
    </style:style>
    <style:style style:name="T15" style:family="text">
      <style:text-properties officeooo:rsid="0026ef72"/>
    </style:style>
    <style:style style:name="T16" style:family="text">
      <style:text-properties officeooo:rsid="0027ade6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971f7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2a5961"/>
    </style:style>
    <style:style style:name="T21" style:family="text">
      <style:text-properties officeooo:rsid="002a5b3f"/>
    </style:style>
    <style:style style:name="T22" style:family="text">
      <style:text-properties officeooo:rsid="002c41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trega Tema 9 – Formación y Orientación Laboral</text:p>
      <text:p text:style-name="P2"/>
      <text:p text:style-name="P3">Ejercicio 1:</text:p>
      <text:p text:style-name="P1"/>
      <text:p text:style-name="P21">DATOS: </text:p>
      <text:p text:style-name="P32"/>
      <text:p text:style-name="P18"><text:span text:style-name="T2">- Fecha alta</text:span>: <text:span text:style-name="T1">1 febrero 2016</text:span></text:p>
      <text:p text:style-name="P1">- Fecha <text:span text:style-name="T2">baja</text:span>: 31 octubre 2023.</text:p>
      <text:p text:style-name="P10">- Tipo fin contrato: dimisión (por voluntad del trabajador) → <text:span text:style-name="T15">No derecho a indemnización.</text:span></text:p>
      <text:p text:style-name="P6">- Salario mensual: </text:p>
      <text:p text:style-name="P6"><text:span text:style-name="T16">+</text:span> Salario base: 1180€</text:p>
      <text:p text:style-name="P6"><text:span text:style-name="T16">+</text:span> Plus convenio: 30€</text:p>
      <text:p text:style-name="P6"><text:span text:style-name="T16">+</text:span> Complemento actividad: 40€</text:p>
      <text:p text:style-name="P6">- Dos pagas extra anuales de 1210€ (sb. + p.conv.) cada una en diciembre <text:span text:style-name="T4">(1 ene. - 31 dic.)</text:span> y junio <text:span text:style-name="T4">(1 jul. - 30 jun.)</text:span>.</text:p>
      <text:p text:style-name="P9">- Vacaciones no disfrutadas este año.</text:p>
      <text:p text:style-name="P6"/>
      <text:p text:style-name="P7"><text:span text:style-name="T17">1- Conceptos incluídos en su finiquito:</text:span></text:p>
      <text:p text:style-name="P11"/>
      <text:p text:style-name="P11">- Salario <text:span text:style-name="T15">pendiente de cobro (</text:span><text:span text:style-name="T16">del 1 al 31 de </text:span>octubre<text:span text:style-name="T15">).</text:span></text:p>
      <text:p text:style-name="P12"/>
      <text:p text:style-name="P12">- Parte prop<text:span text:style-name="T16">orcional de las</text:span> pagas extra:</text:p>
      <text:p text:style-name="P14">+ <text:span text:style-name="T16">Paga de j</text:span>unio.</text:p>
      <text:p text:style-name="P13">+ <text:span text:style-name="T16">Paga de d</text:span>iciembre.</text:p>
      <text:p text:style-name="P13"><text:span text:style-name="T5"/></text:p>
      <text:p text:style-name="P13">- <text:span text:style-name="T9">Vacaciones generadas no disfrutadas.</text:span></text:p>
      <text:p text:style-name="P13"/>
      <text:p text:style-name="P29">Nota: sin derecho a indemnización.</text:p>
      <text:p text:style-name="P7"/>
      <text:p text:style-name="P19">2- Cálculo pagas extra a día 31 de octubre de 2023:</text:p>
      <text:p text:style-name="P27"/>
      <text:p text:style-name="P22">- Junio → <text:span text:style-name="T10">31 + 31 + 30 + 31 = 123 días</text:span></text:p>
      <text:p text:style-name="P22"><text:span text:style-name="T12">365 d → 1210€, 123 d → x; x = 123/365 * 1210 = </text:span><text:span text:style-name="T6">407,75 €</text:span></text:p>
      <text:p text:style-name="P22"><text:span text:style-name="T6"/></text:p>
      <text:p text:style-name="P16">- Diciembre → 31 + 28 + 31 + 30 + 31 + 30 + 31 + 31 + 30 + 31 = 304 días</text:p>
      <text:p text:style-name="P16">365 d → 1210€ , 304 d → x ; x = 304 / 365 * 1210€ = <text:span text:style-name="T5">1007,78€</text:span></text:p>
      <text:p text:style-name="P7"/>
      <text:p text:style-name="P19">3- Cálculo del importe total, bruto, del finiquito:</text:p>
      <text:p text:style-name="P27">- Salario <text:span text:style-name="T15">pendiente de cobro (</text:span>octubre <text:span text:style-name="T15">entero)</text:span> → 1180 + 30 + 40 = <text:span text:style-name="T5">1250€</text:span></text:p>
      <text:p text:style-name="P27"/>
      <text:p text:style-name="P27">- Parte prop. pagas extra:</text:p>
      <text:p text:style-name="P22">+ Junio → <text:span text:style-name="T10">31 + 31 + 30 + 31 = 123 días</text:span></text:p>
      <text:p text:style-name="P22"><text:span text:style-name="T12">365 d → 1210€, 123 d → x; x = 123/365 * 1210 = </text:span><text:span text:style-name="T6">407,75 €</text:span></text:p>
      <text:p text:style-name="P22"><text:span text:style-name="T6"/></text:p>
      <text:p text:style-name="P16">+ Diciembre → 31 + 28 + 31 + 30 + 31 + 30 + 31 + 31 + 30 + 31 = 304 días</text:p>
      <text:p text:style-name="P16">365 d → 1210€ , 304 d → x ; x = 304 / 365 * 1210€ = <text:span text:style-name="T5">1007,78€</text:span></text:p>
      <text:p text:style-name="P16"><text:span text:style-name="T5"/></text:p>
      <text:p text:style-name="P16">- <text:span text:style-name="T9">Vacaciones generadas no disfrutadas → 304 días</text:span></text:p>
      <text:p text:style-name="P23">365d → 30 d vacas. , 304 d → x; x = 304/365 * 30 = 25 días</text:p>
      <text:p text:style-name="P23">30 días → 1250€ , <text:span text:style-name="T21">25</text:span> d → x; x = <text:span text:style-name="T5">1041,</text:span><text:span text:style-name="T8">66</text:span><text:span text:style-name="T5">€</text:span></text:p>
      <text:p text:style-name="P23"><text:span text:style-name="T5"/></text:p>
      <text:p text:style-name="P24"><text:span text:style-name="T11">Total</text:span><text:span text:style-name="T5"> </text:span><text:span text:style-name="T11">= 1250€ + 407,75€ + 1007,78€ + 1041,</text:span><text:span text:style-name="T13">66</text:span><text:span text:style-name="T11">€ =</text:span><text:span text:style-name="T5"> 370</text:span><text:span text:style-name="T8">7</text:span><text:span text:style-name="T5">,</text:span><text:span text:style-name="T8">19</text:span><text:span text:style-name="T5">€</text:span></text:p>
      <text:p text:style-name="P4"><text:soft-page-break/>Ejercicio 2:</text:p>
      <text:p text:style-name="P8"/>
      <text:p text:style-name="P33"><text:span text:style-name="T17">DATOS:</text:span> </text:p>
      <text:p text:style-name="P8"/>
      <text:p text:style-name="P8">- Fecha alta: 1 de febrero de 2013</text:p>
      <text:p text:style-name="P8">- Fecha baja: 17 de mayo de 2023.</text:p>
      <text:p text:style-name="P31">- Tipo <text:span text:style-name="T3">fin contrato</text:span>: <text:span text:style-name="T3">despido </text:span>improcedente.</text:p>
      <text:p text:style-name="P8"/>
      <text:p text:style-name="P8">- Salario mensual:</text:p>
      <text:p text:style-name="P8"><text:span text:style-name="T18">+</text:span> Salario base: 1250€</text:p>
      <text:p text:style-name="P8"><text:span text:style-name="T18">+ </text:span>Plus toxicidad: 200€</text:p>
      <text:p text:style-name="P8">- Dos pagas extra anuales de 1250€ cada una.</text:p>
      <text:p text:style-name="P8">- Vacaciones sin disfrutar.</text:p>
      <text:p text:style-name="P8"/>
      <text:p text:style-name="P38">- Indemnización (improcedente): 33 d/año (máx.720 d).</text:p>
      <text:p text:style-name="P8"/>
      <text:p text:style-name="P20">Cálculo de la <text:span text:style-name="T19">indemnización</text:span> que le corresponde según dichos datos:</text:p>
      <text:p text:style-name="P33"/>
      <text:p text:style-name="P34">- Duración del contrato (de 1 feb. 2013 a 17 may. 2023): <text:span text:style-name="T22">10 años, 3 meses y 17 días</text:span></text:p>
      <text:p text:style-name="P37"/>
      <text:p text:style-name="P37">+ Duración a efectos de indemnización: 10 años y 4 meses (según jurisprudencia)</text:p>
      <text:p text:style-name="P37">+ Duración en años = años + meses/12 = 10,33 años</text:p>
      <text:p text:style-name="P37"/>
      <text:p text:style-name="P34">- Salario mensual = 1250€ + 200€ = 1450€</text:p>
      <text:p text:style-name="P36">- Salario anual = salario mensual * 12 meses + paga extra * 2 = 1450 * 12 + 1250 * 2 = 19900€</text:p>
      <text:p text:style-name="P34">- Salario diario = <text:span text:style-name="T20">salario anual / 365 = 54,52€</text:span></text:p>
      <text:p text:style-name="P34"/>
      <text:p text:style-name="P34">- Indemnización = <text:span text:style-name="T20">salario diario</text:span> * 33 * <text:span text:style-name="T20">años de servicio = 54,52 * 33 * </text:span><text:span text:style-name="T22">10,33 </text:span><text:span text:style-name="T20">= </text:span><text:span text:style-name="T14">18585,32€</text:span></text:p>
      <text:p text:style-name="P35"/>
      <text:p text:style-name="P37">La indemnización que le corresponde es de <text:span text:style-name="T5">18585,32€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4T16:11:29.549000000</dc:date>
    <meta:editing-duration>PT1H16M37S</meta:editing-duration>
    <meta:editing-cycles>22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55" meta:word-count="538" meta:character-count="2460" meta:non-whitespace-character-count="1973"/>
  </office:meta>
</office:document-meta>
</file>